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61768" calcext:value-type="float">
            <text:p>104.0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19096" calcext:value-type="float">
            <text:p>104.0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5464" calcext:value-type="float">
            <text:p>103.9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6424" calcext:value-type="float">
            <text:p>103.9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5872" calcext:value-type="float">
            <text:p>104.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32128" calcext:value-type="float">
            <text:p>103.1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1544" calcext:value-type="float">
            <text:p>103.0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3952" calcext:value-type="float">
            <text:p>102.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1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58976" calcext:value-type="float">
            <text:p>103.0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1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04368" calcext:value-type="float">
            <text:p>102.0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31928" calcext:value-type="float">
            <text:p>101.5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8692" calcext:value-type="float">
            <text:p>101.0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55856" calcext:value-type="float">
            <text:p>100.9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54816" calcext:value-type="float">
            <text:p>100.2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0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54232" calcext:value-type="float">
            <text:p>100.1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0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6176" calcext:value-type="float">
            <text:p>99.7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9184" calcext:value-type="float">
            <text:p>99.3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0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38" calcext:value-type="float">
            <text:p>98.9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3112" calcext:value-type="float">
            <text:p>98.8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0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74784" calcext:value-type="float">
            <text:p>98.4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0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1136" calcext:value-type="float">
            <text:p>98.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0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9024" calcext:value-type="float">
            <text:p>98.1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8276" calcext:value-type="float">
            <text:p>98.2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0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9464" calcext:value-type="float">
            <text:p>97.8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200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26984" calcext:value-type="float">
            <text:p>97.0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216" calcext:value-type="float">
            <text:p>96.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9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44488" calcext:value-type="float">
            <text:p>95.3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9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56808" calcext:value-type="float">
            <text:p>94.8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52848" calcext:value-type="float">
            <text:p>93.6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9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34816" calcext:value-type="float">
            <text:p>92.6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9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2288" calcext:value-type="float">
            <text:p>91.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9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6208" calcext:value-type="float">
            <text:p>90.0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9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5168" calcext:value-type="float">
            <text:p>89.3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9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112" calcext:value-type="float">
            <text:p>88.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668" calcext:value-type="float">
            <text:p>87.7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8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6896" calcext:value-type="float">
            <text:p>86.4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8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8088" calcext:value-type="float">
            <text:p>86.0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8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168" calcext:value-type="float">
            <text:p>85.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8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7424" calcext:value-type="float">
            <text:p>85.3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45296" calcext:value-type="float">
            <text:p>85.0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8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672" calcext:value-type="float">
            <text:p>84.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8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9624" calcext:value-type="float">
            <text:p>83.8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8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5432" calcext:value-type="float">
            <text:p>83.0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8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2096" calcext:value-type="float">
            <text:p>82.3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9392" calcext:value-type="float">
            <text:p>80.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7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9392" calcext:value-type="float">
            <text:p>80.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7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2424" calcext:value-type="float">
            <text:p>79.5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42032" calcext:value-type="float">
            <text:p>78.7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5232" calcext:value-type="float">
            <text:p>77.6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7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0144" calcext:value-type="float">
            <text:p>76.5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7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716" calcext:value-type="float">
            <text:p>76.3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7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0304" calcext:value-type="float">
            <text:p>74.0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9448" calcext:value-type="float">
            <text:p>74.0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7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71256" calcext:value-type="float">
            <text:p>71.7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7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7608" calcext:value-type="float">
            <text:p>70.7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6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1792" calcext:value-type="float">
            <text:p>69.2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6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4408" calcext:value-type="float">
            <text:p>68.0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6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1456" calcext:value-type="float">
            <text:p>69.5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6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0568" calcext:value-type="float">
            <text:p>67.7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6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9688" calcext:value-type="float">
            <text:p>64.5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6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29008" calcext:value-type="float">
            <text:p>62.9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6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6992" calcext:value-type="float">
            <text:p>61.2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6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7144" calcext:value-type="float">
            <text:p>60.2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6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172" calcext:value-type="float">
            <text:p>59.4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5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58" calcext:value-type="float">
            <text:p>57.8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5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2464" calcext:value-type="float">
            <text:p>57.0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802</text:p>
          </table:table-cell>
          <table:table-cell office:value-type="string" calcext:value-type="string">
            <text:p>Lariat NE Quad</text:p>
          </table:table-cell>
          <table:table-cell office:value-type="string" calcext:value-type="string">
            <text:p>195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9568" calcext:value-type="float">
            <text:p>55.9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50" meta:object-count="0"/>
    <meta:user-defined meta:name="AppVersion">3.0</meta:user-defined>
  </office:meta>
</office:document-meta>
</file>